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MessageHandler.responder( RSocketStrategies strategies , Object ... candidateHandl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MessageHandler.getCardinality( MethodParameter parame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SocketMessageHandler.setRSocketStrategies( RSocketStrategies rsocket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ocketMessageHandler.ini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MessageHandler.getCondition( Annotated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SocketMessageHandler.isDataMimeTypeSupported( MimeType data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SocketMessageHandl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SocketMessageHandler.setDecoders( List &lt; ? extends Decoder &lt; ? &gt; &gt;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SocketMessageHandler.get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RSocket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createResponder( ConnectionSetupPayload setupPayload , RSocket rso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MessageHandler.handleNoMatch( @ Nullable RouteMatcher . Route destination ,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SocketMessageHandler.setDefaultDataMimeType(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extendMapping( CompositeMessageCondition composite , HandlerMethod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SocketMessageHandler.getMetadata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getDefault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respo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MessageHandler.setDefaultMetadataMimeType(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MessageHandler.setMetadataExtractor( MetadataExtractor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get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setEncoders( List &lt; ? extends Encoder &lt; ? &gt; &gt; en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SocketMessageHandler.getDefaultMeta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MessageHandler.setRouteMatcher( @ Nullable RouteMatcher rout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MessageHandler.setReactiveAdapterRegistry(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